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003AAEE112D05D3E63.png" manifest:media-type="image/png"/>
  <manifest:file-entry manifest:full-path="Pictures/1000000000000320000001ABA0CA1C9CD6F94BEF.jpg" manifest:media-type="image/jpeg"/>
  <manifest:file-entry manifest:full-path="Pictures/1000000000000298000001A1E6A673FE0278AF26.jpg" manifest:media-type="image/jpeg"/>
  <manifest:file-entry manifest:full-path="Pictures/1000020100000280000001AD86097850F1DB067C.png" manifest:media-type="image/png"/>
  <manifest:file-entry manifest:full-path="Pictures/1000000000000280000001AB3356DB548D366A71.jpg" manifest:media-type="image/jpeg"/>
  <manifest:file-entry manifest:full-path="Pictures/10000201000001AA00000257BD078DFC6F62A228.png" manifest:media-type="image/png"/>
  <manifest:file-entry manifest:full-path="Pictures/100000000000032000000130271E3B9ED9DA96C1.jpg" manifest:media-type="image/jpeg"/>
  <manifest:file-entry manifest:full-path="Pictures/10000000000002370000021CD5C4AAFECE85BF18.png" manifest:media-type="image/png"/>
  <manifest:file-entry manifest:full-path="Pictures/10000000000003E8000003E8A1D0CEAAF261F7F8.jpg" manifest:media-type="image/jpeg"/>
  <manifest:file-entry manifest:full-path="Pictures/10000201000000EC0000007867E6041800092A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svg:stroke-color="#000000" draw:fill="solid" draw:fill-color="#ffffd7" draw:textarea-horizontal-align="justify" draw:textarea-vertical-align="middle" draw:auto-grow-height="false" fo:min-height="12.006cm" fo:min-width="8.454cm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326cm" fo:min-width="8.796cm" fo:wrap-option="no-wrap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52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5cm" fo:margin-bottom="0cm" fo:line-height="100%" fo:text-align="center" fo:text-indent="0cm" style:writing-mode="lr-tb"/>
      <style:text-properties fo:font-size="40pt" style:font-size-asian="40pt" style:font-size-complex="40pt"/>
    </style:style>
    <style:style style:name="P5" style:family="paragraph">
      <loext:graphic-properties draw:fill="solid" draw:fill-color="#ffffd7"/>
      <style:paragraph-properties fo:margin-left="0cm" fo:margin-right="0cm" fo:margin-top="0.5cm" fo:margin-bottom="0cm" fo:line-height="100%" fo:text-align="center" fo:text-indent="0cm" style:writing-mode="lr-tb"/>
      <style:text-properties fo:font-size="40pt" style:font-size-asian="40pt" style:font-size-complex="40pt"/>
    </style:style>
    <style:style style:name="P6" style:family="paragraph">
      <style:paragraph-properties fo:text-align="center" style:writing-mode="lr-tb"/>
      <style:text-properties fo:font-size="80pt" style:font-size-asian="80pt" style:font-size-complex="80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80pt" style:font-size-asian="80pt" style:font-size-complex="8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nosaurier</text:p>
          </draw:text-box>
        </draw:frame>
        <draw:frame presentation:style-name="pr2" draw:text-style-name="P2" draw:layer="layout" svg:width="25.199cm" svg:height="1.524cm" svg:x="1.524cm" svg:y="11.219cm" presentation:class="subtitle" presentation:user-transformed="true">
          <draw:text-box>
            <text:p>Richèl Bilderbeek</text:p>
          </draw:text-box>
        </draw:frame>
        <draw:frame draw:style-name="gr1" draw:text-style-name="P3" draw:layer="layout" svg:width="4.792cm" svg:height="2.436cm" svg:x="12.604cm" svg:y="12.997cm">
          <draw:image xlink:href="Pictures/10000201000000EC0000007867E6041800092A85.png" xlink:type="simple" xlink:show="embed" xlink:actuate="onLoad" loext:mime-type="image/png">
            <text:p/>
          </draw:image>
        </draw:frame>
        <draw:frame draw:style-name="gr1" draw:text-style-name="P3" draw:layer="layout" svg:width="2.497cm" svg:height="2.497cm" svg:x="10.03cm" svg:y="12.997cm">
          <draw:image xlink:href="Pictures/10000000000003E8000003E8A1D0CEAAF261F7F8.jpg" xlink:type="simple" xlink:show="embed" xlink:actuate="onLoad" loext:mime-type="image/jpeg">
            <text:p/>
          </draw:image>
        </draw:frame>
        <draw:frame draw:style-name="gr1" draw:text-style-name="P3" draw:layer="layout" svg:width="21.39cm" svg:height="8.128cm" svg:x="2.286cm" svg:y="2.794cm">
          <draw:image xlink:href="Pictures/100000000000032000000130271E3B9ED9DA96C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amen</text:p>
          </draw:text-box>
        </draw:frame>
        <draw:frame presentation:style-name="pr4" draw:text-style-name="P1" draw:layer="layout" svg:width="10.791cm" svg:height="11.809cm" svg:x="1.401cm" svg:y="3.685cm" presentation:class="outline" presentation:user-transformed="true">
          <draw:text-box>
            <text:list text:style-name="L2">
              <text:list-item>
                <text:p>Dino = fruktansvär</text:p>
              </text:list-item>
              <text:list-item>
                <text:p>Saurier = reptil</text:p>
              </text:list-item>
            </text:list>
          </draw:text-box>
        </draw:frame>
        <draw:frame draw:style-name="gr1" draw:text-style-name="P3" draw:layer="layout" svg:width="14.224cm" svg:height="9.489cm" svg:x="13.462cm" svg:y="6.005cm">
          <draw:image xlink:href="Pictures/1000000000000280000001AB3356DB548D366A7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istorien</text:p>
          </draw:text-box>
        </draw:frame>
        <draw:frame presentation:style-name="pr4" draw:text-style-name="P1" draw:layer="layout" svg:width="8.252cm" svg:height="1.389cm" svg:x="1.4cm" svg:y="11.43cm" presentation:class="outline" presentation:user-transformed="true">
          <draw:text-box>
            <text:list text:style-name="L2">
              <text:list-item>
                <text:p>Mesozoicum</text:p>
              </text:list-item>
            </text:list>
          </draw:text-box>
        </draw:frame>
        <draw:frame draw:style-name="gr1" draw:text-style-name="P3" draw:layer="layout" svg:width="18.542cm" svg:height="12.429cm" svg:x="9.144cm" svg:y="3.065cm">
          <draw:image xlink:href="Pictures/1000020100000280000001AD86097850F1DB06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tdogn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66M år sedan</text:p>
              </text:list-item>
              <text:list-item>
                <text:p>Jätteasteroid</text:p>
              </text:list-item>
              <text:list-item>
                <text:p>Inte fåglarna</text:p>
              </text:list-item>
              <text:list-item>
                <text:p>Inte krokodiller</text:p>
              </text:list-item>
            </text:list>
          </draw:text-box>
        </draw:frame>
        <draw:frame draw:style-name="gr1" draw:text-style-name="P3" draw:layer="layout" svg:width="12.473cm" svg:height="11.879cm" svg:x="15.213cm" svg:y="3.615cm">
          <draw:image xlink:href="Pictures/10000000000002370000021CD5C4AAFECE85BF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e flyganda dju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terosauria</text:p>
              </text:list-item>
              <text:list-item>
                <text:p>Pterodactylus</text:p>
              </text:list-item>
            </text:list>
          </draw:text-box>
        </draw:frame>
        <draw:frame draw:style-name="gr1" draw:text-style-name="P3" draw:layer="layout" svg:width="15.748cm" svg:height="9.89cm" svg:x="11.938cm" svg:y="5.604cm">
          <draw:image xlink:href="Pictures/1000000000000298000001A1E6A673FE0278AF2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e simmande djur</text:p>
          </draw:text-box>
        </draw:frame>
        <draw:frame draw:style-name="gr1" draw:text-style-name="P3" draw:layer="layout" svg:width="22.807cm" svg:height="12.173cm" svg:x="4.826cm" svg:y="3.321cm">
          <draw:image xlink:href="Pictures/1000000000000320000001ABA0CA1C9CD6F94BEF.jpg" xlink:type="simple" xlink:show="embed" xlink:actuate="onLoad" loext:mime-type="image/jpeg">
            <text:p/>
          </draw:image>
        </draw:frame>
        <draw:frame presentation:style-name="pr4" draw:text-style-name="P1" draw:layer="layout" svg:width="8.76cm" svg:height="9.134cm" svg:x="1.4cm" svg:y="3.685cm" presentation:class="outline" presentation:user-transformed="true">
          <draw:text-box>
            <text:list text:style-name="L2">
              <text:list-item>
                <text:p>Elasmosauru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6.8cm" svg:height="23.624cm" svg:x="11.2cm" svg:y="0cm">
          <draw:image xlink:href="Pictures/10000201000001AA00000257BD078DFC6F62A228.png" xlink:type="simple" xlink:show="embed" xlink:actuate="onLoad" loext:mime-type="image/png">
            <text:p/>
          </draw:image>
        </draw:frame>
        <draw:custom-shape draw:style-name="gr3" draw:text-style-name="P5" draw:layer="layout" svg:width="11.938cm" svg:height="15.24cm" svg:x="0.254cm" svg:y="0.254cm">
          <text:list text:style-name="L2">
            <text:list-header>
              <text:p text:style-name="P4"><text:span text:style-name="T1">Ingen dinos </text:span></text:p>
              <text:p text:style-name="P4"><text:span text:style-name="T1">är bra </text:span></text:p>
              <text:p text:style-name="P4"><text:span text:style-name="T1">för däggdjur</text:span></text:p>
            </text:list-header>
          </text:list>
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15.24cm" svg:height="4.318cm" svg:x="12.446cm" svg:y="11.176cm" presentation:class="outline" presentation:user-transformed="true">
          <draw:text-box>
            <text:list text:style-name="L2">
              <text:list-header>
                <text:p>https://github.com/richelbilderbeek/sfi_presentation_20210601</text:p>
              </text:list-header>
            </text:list>
          </draw:text-box>
        </draw:frame>
        <draw:frame draw:style-name="gr1" draw:text-style-name="P3" draw:layer="layout" svg:width="17.543cm" svg:height="14.969cm" svg:x="-4.335cm" svg:y="0.525cm">
          <draw:image xlink:href="Pictures/1000020100000258000002003AAEE112D05D3E63.png" xlink:type="simple" xlink:show="embed" xlink:actuate="onLoad" loext:mime-type="image/png">
            <text:p/>
          </draw:image>
        </draw:frame>
        <draw:custom-shape draw:style-name="gr4" draw:text-style-name="P7" draw:layer="layout" svg:width="13.208cm" svg:height="5.08cm" svg:x="10.16cm" svg:y="0.762cm">
          <text:p text:style-name="P6"><text:span text:style-name="T2">Slu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272.04178968885 13097.7366660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4:21:32.114609000</meta:creation-date>
    <dc:date>2021-06-01T14:44:34.056702799</dc:date>
    <meta:editing-duration>PT22M51S</meta:editing-duration>
    <meta:editing-cycles>26</meta:editing-cycles>
    <meta:generator>LibreOffice/6.4.7.2$Linux_X86_64 LibreOffice_project/40$Build-2</meta:generator>
    <meta:document-statistic meta:object-count="62"/>
  </office:meta>
</office:document-meta>
</file>